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cdc90" officeooo:paragraph-rsid="000cdc90"/>
    </style:style>
    <style:style style:name="P2" style:family="paragraph" style:parent-style-name="Heading_20_1">
      <style:text-properties officeooo:rsid="000d1e87" officeooo:paragraph-rsid="000d1e87"/>
    </style:style>
    <style:style style:name="P3" style:family="paragraph" style:parent-style-name="Text_20_body">
      <style:text-properties fo:font-weight="bold" officeooo:rsid="000cdc90" officeooo:paragraph-rsid="000cdc90" style:font-weight-asian="bold" style:font-weight-complex="bold"/>
    </style:style>
    <style:style style:name="P4" style:family="paragraph" style:parent-style-name="Text_20_body">
      <style:text-properties fo:font-weight="bold" officeooo:rsid="000d1e87" officeooo:paragraph-rsid="000d1e87" style:font-weight-asian="bold" style:font-weight-complex="bold"/>
    </style:style>
    <style:style style:name="P5" style:family="paragraph" style:parent-style-name="Text_20_body">
      <style:text-properties fo:font-weight="bold" officeooo:rsid="000e40f9" officeooo:paragraph-rsid="000e40f9" style:font-weight-asian="bold" style:font-weight-complex="bold"/>
    </style:style>
    <style:style style:name="P6" style:family="paragraph" style:parent-style-name="Text_20_body">
      <style:text-properties fo:font-weight="normal" officeooo:rsid="000cdc90" officeooo:paragraph-rsid="000cdc90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0cdc90" officeooo:paragraph-rsid="000cdc90" style:font-weight-asian="normal" style:font-weight-complex="normal"/>
    </style:style>
    <style:style style:name="P8" style:family="paragraph" style:parent-style-name="Text_20_body">
      <style:text-properties fo:font-weight="normal" officeooo:rsid="000d1e87" officeooo:paragraph-rsid="000d1e87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00d1e87" officeooo:paragraph-rsid="000d1e87" style:font-weight-asian="normal" style:font-weight-complex="normal"/>
    </style:style>
    <style:style style:name="P10" style:family="paragraph" style:parent-style-name="Text_20_body">
      <style:text-properties fo:font-weight="normal" officeooo:rsid="000e40f9" officeooo:paragraph-rsid="000e40f9" style:font-weight-asian="normal" style:font-weight-complex="normal"/>
    </style:style>
    <style:style style:name="P11" style:family="paragraph" style:parent-style-name="Title">
      <style:text-properties officeooo:rsid="000cdc90" officeooo:paragraph-rsid="000cdc9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serción de controles de servidor en páginas Web</text:p>
      <text:h text:style-name="P1" text:outline-level="1">2.1 Páginas Web de ASP.NET</text:h>
      <text:p text:style-name="P3">Concepto y características básicas</text:p>
      <text:p text:style-name="P6">Los Web Forms, definen la interfaz del usuario e implementan la lógica del procesamiento asociado.</text:p>
      <text:p text:style-name="P6">Características básicas:</text:p>
      <text:list text:style-name="L1">
        <text:list-item>
          <text:p text:style-name="P7">Se basa en ASP.NET</text:p>
        </text:list-item>
        <text:list-item>
          <text:p text:style-name="P7">Genera de forma dinámica una página HTML de respuesta</text:p>
        </text:list-item>
        <text:list-item>
          <text:p text:style-name="P7">Son compatibles con cualquier navegador</text:p>
        </text:list-item>
        <text:list-item>
          <text:p text:style-name="P7">Admiten cualquier lenguaje de programación</text:p>
        </text:list-item>
      </text:list>
      <text:p text:style-name="P3">Programación de páginas de ASP.NET</text:p>
      <text:p text:style-name="P6">Se dividen en 2 partes, el componente visual y el componente lógico.</text:p>
      <text:h text:style-name="P2" text:outline-level="1">2.2 Sintaxis general de las páginas Web de ASP.NET</text:h>
      <text:p text:style-name="P4">Elementos específicos que forman una página de ASP.NET</text:p>
      <text:p text:style-name="P8">Es similar a las páginas HTML pero contiene elementos específicos:</text:p>
      <text:list text:style-name="L2">
        <text:list-item>
          <text:p text:style-name="P9">@page</text:p>
        </text:list-item>
        <text:list-item>
          <text:p text:style-name="P9">&lt;form&gt; &lt;/form&gt;</text:p>
        </text:list-item>
        <text:list-item>
          <text:p text:style-name="P9">Diversos controles de servidor web con el prefijo &lt;asp:&gt;</text:p>
        </text:list-item>
        <text:list-item>
          <text:p text:style-name="P9">Elementos estáticos de HTML</text:p>
        </text:list-item>
        <text:list-item>
          <text:p text:style-name="P9">Pueden incluir bloques de código lógico</text:p>
        </text:list-item>
      </text:list>
      <text:p text:style-name="P5">Directivas</text:p>
      <text:p text:style-name="P10">Las páginas de ASP.NET contienen directivas que especifican las propiedade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15:44:01.287000000</meta:creation-date>
    <dc:date>2023-11-10T15:58:19.765000000</dc:date>
    <meta:editing-duration>PT14M18S</meta:editing-duration>
    <meta:editing-cycles>3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21" meta:word-count="143" meta:character-count="891" meta:non-whitespace-character-count="777"/>
  </office:meta>
</office:document-meta>
</file>